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3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254.24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9pt"/>
    </style:style>
    <style:style style:name="co11" style:family="table-column">
      <style:table-column-properties fo:break-before="auto" style:column-width="94.9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iniml">
      <style:table-properties table:display="true" style:writing-mode="lr-tb"/>
    </style:style>
    <style:style style:name="ta3" style:family="table" style:master-page-name="PageStyle_5f_minimltyped">
      <style:table-properties table:display="true" style:writing-mode="lr-tb"/>
    </style:style>
    <style:style style:name="ta4" style:family="table" style:master-page-name="PageStyle_5f_perm">
      <style:table-properties table:display="true" style:writing-mode="lr-tb"/>
    </style:style>
    <style:style style:name="ta5" style:family="table" style:master-page-name="PageStyle_5f_reverse">
      <style:table-properties table:display="true" style:writing-mode="lr-tb"/>
    </style:style>
    <style:style style:name="ta6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u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Twelf</text:p>
          </table:table-cell>
          <table:table-cell table:number-columns-repeated="7"/>
          <table:table-cell table:style-name="ce2" office:value-type="string" calcext:value-type="string">
            <text:p>Tjtwelf</text:p>
          </table:table-cell>
        </table:table-row>
        <table:table-row table:style-name="ro1">
          <table:table-cell office:value-type="string" calcext:value-type="string">
            <text:p>Execution Time(parse sig)</text:p>
          </table:table-cell>
          <table:table-cell office:value-type="float" office:value="0.003194" calcext:value-type="float">
            <text:p>0.003194</text:p>
          </table:table-cell>
          <table:table-cell/>
          <table:table-cell office:value-type="string" calcext:value-type="string">
            <text:p>parsing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DNF</text:p>
          </table:table-cell>
          <table:table-cell table:number-columns-repeated="2"/>
          <table:table-cell office:value-type="string" calcext:value-type="string">
            <text:p>Set up</text:p>
          </table:table-cell>
        </table:table-row>
        <table:table-row table:style-name="ro1">
          <table:table-cell office:value-type="string" calcext:value-type="string">
            <text:p>Execution Time(translate signature)</text:p>
          </table:table-cell>
          <table:table-cell office:value-type="float" office:value="0.001072" calcext:value-type="float">
            <text:p>0.001072</text:p>
          </table:table-cell>
          <table:table-cell/>
          <table:table-cell office:value-type="string" calcext:value-type="string">
            <text:p>reconstruction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string" calcext:value-type="string">
            <text:p>Solving</text:p>
          </table:table-cell>
        </table:table-row>
        <table:table-row table:style-name="ro1">
          <table:table-cell office:value-type="string" calcext:value-type="string">
            <text:p>Execution Time(compile, link, and start simulator)</text:p>
          </table:table-cell>
          <table:table-cell office:value-type="float" office:value="0.00268" calcext:value-type="float">
            <text:p>0.00268</text:p>
          </table:table-cell>
          <table:table-cell/>
          <table:table-cell office:value-type="string" calcext:value-type="string">
            <text:p>solving</text:p>
          </table:table-cell>
          <table:table-cell office:value-type="float" office:value="0.112" calcext:value-type="float">
            <text:p>0.112</text:p>
          </table:table-cell>
          <table:table-cell office:value-type="float" office:value="0.451" calcext:value-type="float">
            <text:p>0.451</text:p>
          </table:table-cell>
          <table:table-cell office:value-type="float" office:value="4.675" calcext:value-type="float">
            <text:p>4.675</text:p>
          </table:table-cell>
          <table:table-cell office:value-type="float" office:value="142.385" calcext:value-type="float">
            <text:p>142.385</text:p>
          </table:table-cell>
          <table:table-cell table:number-columns-repeated="3"/>
          <table:table-cell office:value-type="string" calcext:value-type="string">
            <text:p>Printing</text:p>
          </table:table-cell>
        </table:table-row>
        <table:table-row table:style-name="ro1">
          <table:table-cell office:value-type="string" calcext:value-type="string">
            <text:p>Execution Time(solve query)</text:p>
          </table:table-cell>
          <table:table-cell office:value-type="float" office:value="0.001814" calcext:value-type="float">
            <text:p>0.001814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0.106" calcext:value-type="float">
            <text:p>0.106</text:p>
          </table:table-cell>
          <table:table-cell office:value-type="float" office:value="0.406" calcext:value-type="float">
            <text:p>0.406</text:p>
          </table:table-cell>
          <table:table-cell office:value-type="float" office:value="4.527" calcext:value-type="float">
            <text:p>4.527</text:p>
          </table:table-cell>
          <table:table-cell office:value-type="float" office:value="142.018" calcext:value-type="float">
            <text:p>142.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ime(solve query)</text:p>
          </table:table-cell>
          <table:table-cell office:value-type="float" office:value="0.006984" calcext:value-type="float">
            <text:p>0.006984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0.219" calcext:value-type="float">
            <text:p>0.219</text:p>
          </table:table-cell>
          <table:table-cell office:value-type="float" office:value="0.859" calcext:value-type="float">
            <text:p>0.859</text:p>
          </table:table-cell>
          <table:table-cell office:value-type="float" office:value="9.206" calcext:value-type="float">
            <text:p>9.206</text:p>
          </table:table-cell>
          <table:table-cell office:value-type="float" office:value="284.406" calcext:value-type="float">
            <text:p>284.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 Time(solve query)</text:p>
          </table:table-cell>
          <table:table-cell office:value-type="float" office:value="0.027026" calcext:value-type="float">
            <text:p>0.0270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xecution Time(solve query)</text:p>
          </table:table-cell>
          <table:table-cell table:style-name="ce1" office:value-type="float" office:value="0.107817" calcext:value-type="float">
            <text:p>0.107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how answer)</text:p>
          </table:table-cell>
          <table:table-cell office:value-type="float" office:value="5.856319" calcext:value-type="float">
            <text:p>5.8563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how answer)</text:p>
          </table:table-cell>
          <table:table-cell office:value-type="float" office:value="55.662862" calcext:value-type="float">
            <text:p>55.662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how answer)</text:p>
          </table:table-cell>
          <table:table-cell office:value-type="float" office:value="765.743334" calcext:value-type="float">
            <text:p>765.743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parse query)</text:p>
          </table:table-cell>
          <table:table-cell office:value-type="float" office:value="0.000358" calcext:value-type="float">
            <text:p>0.000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parse query)</text:p>
          </table:table-cell>
          <table:table-cell office:value-type="float" office:value="0.001591" calcext:value-type="float">
            <text:p>0.001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parse query)</text:p>
          </table:table-cell>
          <table:table-cell office:value-type="float" office:value="0.000971" calcext:value-type="float">
            <text:p>0.000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translate query)</text:p>
          </table:table-cell>
          <table:table-cell office:value-type="float" office:value="0.000044" calcext:value-type="float">
            <text:p>0.000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translate query)</text:p>
          </table:table-cell>
          <table:table-cell office:value-type="float" office:value="0.000055" calcext:value-type="float">
            <text:p>0.000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translate query)</text:p>
          </table:table-cell>
          <table:table-cell office:value-type="float" office:value="0.0001" calcext:value-type="float">
            <text:p>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et up simulator to solve query)</text:p>
          </table:table-cell>
          <table:table-cell office:value-type="float" office:value="0.00009" calcext:value-type="float">
            <text:p>0.00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et up simulator to solve query)</text:p>
          </table:table-cell>
          <table:table-cell office:value-type="float" office:value="0.000136" calcext:value-type="float">
            <text:p>0.0001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set up simulator to solve query)</text:p>
          </table:table-cell>
          <table:table-cell office:value-type="float" office:value="0.004814" calcext:value-type="float">
            <text:p>0.004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build term)</text:p>
          </table:table-cell>
          <table:table-cell office:value-type="float" office:value="5.814303" calcext:value-type="float">
            <text:p>5.814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build term)</text:p>
          </table:table-cell>
          <table:table-cell office:value-type="float" office:value="55.221075" calcext:value-type="float">
            <text:p>55.221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build term)</text:p>
          </table:table-cell>
          <table:table-cell office:value-type="float" office:value="756.060299" calcext:value-type="float">
            <text:p>756.060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invert term)</text:p>
          </table:table-cell>
          <table:table-cell office:value-type="float" office:value="0.008863" calcext:value-type="float">
            <text:p>0.008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invert term)</text:p>
          </table:table-cell>
          <table:table-cell office:value-type="float" office:value="0.140607" calcext:value-type="float">
            <text:p>0.140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ime(invert term)</text:p>
          </table:table-cell>
          <table:table-cell office:value-type="float" office:value="3.179756" calcext:value-type="float">
            <text:p>3.179756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tjtwelf (system exit after solve)</text:p>
          </table:table-cell>
          <table:table-cell office:value-type="string" calcext:value-type="string">
            <text:p>Twelf – version 1.51</text:p>
          </table:table-cell>
          <table:table-cell office:value-type="string" calcext:value-type="string">
            <text:p>Twelf – current</text:p>
          </table:table-cell>
          <table:table-cell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 – 32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[.B34]/[.D34]" office:value-type="float" office:value="0.269263157894737" calcext:value-type="float">
            <text:p>0.2692631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 – 64</text:p>
          </table:table-cell>
          <table:table-cell office:value-type="float" office:value="0.010466" calcext:value-type="float">
            <text:p>0.01046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7" calcext:value-type="float">
            <text:p>0.047</text:p>
          </table:table-cell>
          <table:table-cell/>
          <table:table-cell table:formula="of:=[.B35]/[.D35]" office:value-type="float" office:value="0.22268085106383" calcext:value-type="float">
            <text:p>0.2226808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 – 128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B36]/[.D36]" office:value-type="float" office:value="0.212650684931507" calcext:value-type="float">
            <text:p>0.2126506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 – 256</text:p>
          </table:table-cell>
          <table:table-cell office:value-type="float" office:value="0.110041" calcext:value-type="float">
            <text:p>0.1100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464" calcext:value-type="float">
            <text:p>0.464</text:p>
          </table:table-cell>
          <table:table-cell/>
          <table:table-cell table:formula="of:=[.B37]/[.D37]" office:value-type="float" office:value="0.237157327586207" calcext:value-type="float">
            <text:p>0.237157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 – 512</text:p>
          </table:table-cell>
          <table:table-cell office:value-type="float" office:value="0.439001" calcext:value-type="float">
            <text:p>0.439001</text:p>
          </table:table-cell>
          <table:table-cell office:value-type="float" office:value="19.104" calcext:value-type="float">
            <text:p>19.104</text:p>
          </table:table-cell>
          <table:table-cell office:value-type="float" office:value="18.934" calcext:value-type="float">
            <text:p>18.934</text:p>
          </table:table-cell>
          <table:table-cell/>
          <table:table-cell table:formula="of:=[.B38]/[.D38]" office:value-type="float" office:value="0.0231858561318263" calcext:value-type="float">
            <text:p>0.023185856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ach’s – all optim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– 32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– 64</text:p>
          </table:table-cell>
          <table:table-cell office:value-type="float" office:value="0.008" calcext:value-type="float">
            <text:p>0.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– 128</text:p>
          </table:table-cell>
          <table:table-cell office:value-type="float" office:value="0.028" calcext:value-type="float">
            <text:p>0.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– 256</text:p>
          </table:table-cell>
          <table:table-cell office:value-type="float" office:value="0.108" calcext:value-type="float">
            <text:p>0.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– 512</text:p>
          </table:table-cell>
          <table:table-cell office:value-type="float" office:value="0.433" calcext:value-type="float">
            <text:p>0.433</text:p>
          </table:table-cell>
          <table:table-cell table:number-columns-repeated="10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iniml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20" table:default-cell-style-name="Default"/>
        <table:table-row table:style-name="ro2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/>
          <table:table-cell table:style-name="ce2" office:value-type="string" calcext:value-type="string">
            <text:p>Twelf</text:p>
          </table:table-cell>
          <table:table-cell table:number-columns-repeated="7"/>
          <table:table-cell table:style-name="ce2" office:value-type="string" calcext:value-type="string">
            <text:p>Tjtwelf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xecution Time(parse sig)</text:p>
          </table:table-cell>
          <table:table-cell office:value-type="float" office:value="0.000788" calcext:value-type="float">
            <text:p>0.000788</text:p>
          </table:table-cell>
          <table:table-cell/>
          <table:table-cell office:value-type="string" calcext:value-type="string">
            <text:p>parsing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up</text:p>
          </table:table-cell>
          <table:table-cell table:formula="of:=[.B2]+[.B3]+[.B4]" office:value-type="float" office:value="0.002617" calcext:value-type="float">
            <text:p>0.00261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xecution Time(translate signature)</text:p>
          </table:table-cell>
          <table:table-cell office:value-type="float" office:value="0.000291" calcext:value-type="float">
            <text:p>0.000291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ving</text:p>
          </table:table-cell>
          <table:table-cell table:formula="of:=[.B5]+[.B10]+[.B15]+[.B20]+[.B30]" office:value-type="float" office:value="0.000664" calcext:value-type="float">
            <text:p>0.000664</text:p>
          </table:table-cell>
          <table:table-cell table:formula="of:=[.B6]+[.B11]+[.B16]+[.B21]+[.B31]" office:value-type="float" office:value="0.001572" calcext:value-type="float">
            <text:p>0.001572</text:p>
          </table:table-cell>
          <table:table-cell table:formula="of:=[.B7]+[.B12]+[.B17]+[.B22]+[.B32]" office:value-type="float" office:value="0.002887" calcext:value-type="float">
            <text:p>0.002887</text:p>
          </table:table-cell>
          <table:table-cell table:formula="of:=[.B8]+[.B13]+[.B18]+[.B23]+[.B33]" office:value-type="float" office:value="0.004322" calcext:value-type="float">
            <text:p>0.004322</text:p>
          </table:table-cell>
          <table:table-cell table:formula="of:=[.B9]+[.B14]+[.B19]+[.B24]+[.B34]" office:value-type="float" office:value="0.005975" calcext:value-type="float">
            <text:p>0.005975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compile, link, and start simulator)</text:p>
          </table:table-cell>
          <table:table-cell office:value-type="float" office:value="0.001538" calcext:value-type="float">
            <text:p>0.001538</text:p>
          </table:table-cell>
          <table:table-cell/>
          <table:table-cell office:value-type="string" calcext:value-type="string">
            <text:p>solving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formula="of:=[.B35]" office:value-type="float" office:value="0.000043" calcext:value-type="float">
            <text:p>0.000043</text:p>
          </table:table-cell>
          <table:table-cell table:formula="of:=[.B36]" office:value-type="float" office:value="0.000175" calcext:value-type="float">
            <text:p>0.000175</text:p>
          </table:table-cell>
          <table:table-cell table:formula="of:=[.B37]" office:value-type="float" office:value="0.000056" calcext:value-type="float">
            <text:p>0.000056</text:p>
          </table:table-cell>
          <table:table-cell table:formula="of:=[.B38]" office:value-type="float" office:value="0.001828" calcext:value-type="float">
            <text:p>0.001828</text:p>
          </table:table-cell>
          <table:table-cell table:formula="of:=[.B39]" office:value-type="float" office:value="0.000082" calcext:value-type="float">
            <text:p>0.00008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48" calcext:value-type="float">
            <text:p>0.000048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56" calcext:value-type="float">
            <text:p>0.000056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48" calcext:value-type="float">
            <text:p>0.00004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59" calcext:value-type="float">
            <text:p>0.00005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69" calcext:value-type="float">
            <text:p>0.00006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3" calcext:value-type="float">
            <text:p>0.0000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3" calcext:value-type="float">
            <text:p>0.0000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3" calcext:value-type="float">
            <text:p>0.0000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6" calcext:value-type="float">
            <text:p>0.0000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7" calcext:value-type="float">
            <text:p>0.0000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2" calcext:value-type="float">
            <text:p>0.0000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5" calcext:value-type="float">
            <text:p>0.00001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5" calcext:value-type="float">
            <text:p>0.00001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7" calcext:value-type="float">
            <text:p>0.0000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9" calcext:value-type="float">
            <text:p>0.00001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0582" calcext:value-type="float">
            <text:p>0.00058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1476" calcext:value-type="float">
            <text:p>0.00147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2795" calcext:value-type="float">
            <text:p>0.00279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421" calcext:value-type="float">
            <text:p>0.004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5849" calcext:value-type="float">
            <text:p>0.00584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1125" calcext:value-type="float">
            <text:p>0.0011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5539" calcext:value-type="float">
            <text:p>0.00553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1448" calcext:value-type="float">
            <text:p>0.0144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33781" calcext:value-type="float">
            <text:p>0.03378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55161" calcext:value-type="float">
            <text:p>0.05516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09" calcext:value-type="float">
            <text:p>0.00000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2" calcext:value-type="float">
            <text:p>0.0000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6" calcext:value-type="float">
            <text:p>0.0000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2" calcext:value-type="float">
            <text:p>0.0000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21" calcext:value-type="float">
            <text:p>0.0000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43" calcext:value-type="float">
            <text:p>0.00004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175" calcext:value-type="float">
            <text:p>0.0001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56" calcext:value-type="float">
            <text:p>0.00005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1828" calcext:value-type="float">
            <text:p>0.0018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82" calcext:value-type="float">
            <text:p>0.000082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6" table:base-cell-address="$miniml.$A$1" table:cell-range-address="$miniml.$A$1:.$B$39"/>
        </table:named-expressions>
      </table:table>
      <table:table table:name="minimltyped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20" table:default-cell-style-name="Default"/>
        <table:table-row table:style-name="ro2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/>
          <table:table-cell table:style-name="ce2" office:value-type="string" calcext:value-type="string">
            <text:p>Twelf</text:p>
          </table:table-cell>
          <table:table-cell table:number-columns-repeated="7"/>
          <table:table-cell table:style-name="ce2" office:value-type="string" calcext:value-type="string">
            <text:p>Tjtwelf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xecution Time(parse sig)</text:p>
          </table:table-cell>
          <table:table-cell office:value-type="float" office:value="0.001741" calcext:value-type="float">
            <text:p>0.001741</text:p>
          </table:table-cell>
          <table:table-cell/>
          <table:table-cell office:value-type="string" calcext:value-type="string">
            <text:p>parsing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string" calcext:value-type="string">
            <text:p>Set up</text:p>
          </table:table-cell>
          <table:table-cell table:formula="of:=[.B2]+[.B3]+[.B4]" office:value-type="float" office:value="0.004034" calcext:value-type="float">
            <text:p>0.00403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xecution Time(translate signature)</text:p>
          </table:table-cell>
          <table:table-cell office:value-type="float" office:value="0.000407" calcext:value-type="float">
            <text:p>0.000407</text:p>
          </table:table-cell>
          <table:table-cell/>
          <table:table-cell office:value-type="string" calcext:value-type="string">
            <text:p>reconstruction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Solving</text:p>
          </table:table-cell>
          <table:table-cell table:formula="of:=[.B5]+[.B9]+[.B13]+[.B17]+[.B25]" office:value-type="float" office:value="0.02116" calcext:value-type="float">
            <text:p>0.02116</text:p>
          </table:table-cell>
          <table:table-cell table:formula="of:=[.B6]+[.B10]+[.B14]+[.B18]+[.B26]" office:value-type="float" office:value="0.07432" calcext:value-type="float">
            <text:p>0.07432</text:p>
          </table:table-cell>
          <table:table-cell table:formula="of:=[.B7]+[.B11]+[.B15]+[.B19]+[.B27]" office:value-type="float" office:value="0.183451" calcext:value-type="float">
            <text:p>0.183451</text:p>
          </table:table-cell>
          <table:table-cell table:formula="of:=[.B8]+[.B12]+[.B16]+[.B20]+[.B28]" office:value-type="float" office:value="0.373657" calcext:value-type="float">
            <text:p>0.37365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Execution Time(compile, link, and start simulator)</text:p>
          </table:table-cell>
          <table:table-cell office:value-type="float" office:value="0.001886" calcext:value-type="float">
            <text:p>0.001886</text:p>
          </table:table-cell>
          <table:table-cell/>
          <table:table-cell office:value-type="string" calcext:value-type="string">
            <text:p>solving</text:p>
          </table:table-cell>
          <table:table-cell office:value-type="float" office:value="0.036" calcext:value-type="float">
            <text:p>0.036</text:p>
          </table:table-cell>
          <table:table-cell office:value-type="float" office:value="0.128" calcext:value-type="float">
            <text:p>0.128</text:p>
          </table:table-cell>
          <table:table-cell office:value-type="float" office:value="0.271" calcext:value-type="float">
            <text:p>0.271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  <table:table-cell office:value-type="string" calcext:value-type="string">
            <text:p>Printing</text:p>
          </table:table-cell>
          <table:table-cell table:formula="of:=[.B29]" office:value-type="float" office:value="0.000055" calcext:value-type="float">
            <text:p>0.000055</text:p>
          </table:table-cell>
          <table:table-cell table:formula="of:=[.B30]" office:value-type="float" office:value="0.000092" calcext:value-type="float">
            <text:p>0.000092</text:p>
          </table:table-cell>
          <table:table-cell table:formula="of:=[.B31]" office:value-type="float" office:value="0.000145" calcext:value-type="float">
            <text:p>0.000145</text:p>
          </table:table-cell>
          <table:table-cell table:formula="of:=[.B32]" office:value-type="float" office:value="0.000291" calcext:value-type="float">
            <text:p>0.00029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string" calcext:value-type="string">
            <text:p>printing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0.041" calcext:value-type="float">
            <text:p>0.0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93" calcext:value-type="float">
            <text:p>0.39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1935" calcext:value-type="float">
            <text:p>0.00193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1189" calcext:value-type="float">
            <text:p>0.00118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25" calcext:value-type="float">
            <text:p>0.0000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1783" calcext:value-type="float">
            <text:p>0.00178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35" calcext:value-type="float">
            <text:p>0.00003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84" calcext:value-type="float">
            <text:p>0.00008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32" calcext:value-type="float">
            <text:p>0.00003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32" calcext:value-type="float">
            <text:p>0.00003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42" calcext:value-type="float">
            <text:p>0.00004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52" calcext:value-type="float">
            <text:p>0.00005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20937" calcext:value-type="float">
            <text:p>0.0209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72349" calcext:value-type="float">
            <text:p>0.07234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181402" calcext:value-type="float">
            <text:p>0.18140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372285" calcext:value-type="float">
            <text:p>0.3722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105905" calcext:value-type="float">
            <text:p>0.1059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674736" calcext:value-type="float">
            <text:p>0.67473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2.104321" calcext:value-type="float">
            <text:p>2.1043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4.581772" calcext:value-type="float">
            <text:p>4.58177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7" calcext:value-type="float">
            <text:p>0.0000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26" calcext:value-type="float">
            <text:p>0.00002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37" calcext:value-type="float">
            <text:p>0.0000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47" calcext:value-type="float">
            <text:p>0.00004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55" calcext:value-type="float">
            <text:p>0.00005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92" calcext:value-type="float">
            <text:p>0.00009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145" calcext:value-type="float">
            <text:p>0.00014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291" calcext:value-type="float">
            <text:p>0.000291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5" table:base-cell-address="$miniml.$A$1" table:cell-range-address="$minimltyped.$A$1:.$B$32"/>
        </table:named-expressions>
      </table:table>
      <table:table table:name="perm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20" table:default-cell-style-name="Default"/>
        <table:table-row table:style-name="ro2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/>
          <table:table-cell table:style-name="ce2" office:value-type="string" calcext:value-type="string">
            <text:p>Twelf</text:p>
          </table:table-cell>
          <table:table-cell table:number-columns-repeated="7"/>
          <table:table-cell table:style-name="ce2" office:value-type="string" calcext:value-type="string">
            <text:p>Tjtwelf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xecution Time(parse sig)</text:p>
          </table:table-cell>
          <table:table-cell office:value-type="float" office:value="0.003244" calcext:value-type="float">
            <text:p>0.003244</text:p>
          </table:table-cell>
          <table:table-cell/>
          <table:table-cell office:value-type="string" calcext:value-type="string">
            <text:p>parsing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Set up</text:p>
          </table:table-cell>
          <table:table-cell table:formula="of:=[.B2]+[.B3]+[.B4]" office:value-type="float" office:value="0.009448" calcext:value-type="float">
            <text:p>0.00944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xecution Time(translate signature)</text:p>
          </table:table-cell>
          <table:table-cell office:value-type="float" office:value="0.001483" calcext:value-type="float">
            <text:p>0.001483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Solving</text:p>
          </table:table-cell>
          <table:table-cell table:formula="of:=[.B5]+[.B10]+[.B15]+[.B20]+[.B30]" office:value-type="float" office:value="0.005049" calcext:value-type="float">
            <text:p>0.005049</text:p>
          </table:table-cell>
          <table:table-cell table:formula="of:=[.B6]+[.B11]+[.B16]+[.B21]+[.B31]" office:value-type="float" office:value="0.032269" calcext:value-type="float">
            <text:p>0.032269</text:p>
          </table:table-cell>
          <table:table-cell table:formula="of:=[.B7]+[.B12]+[.B17]+[.B22]+[.B32]" office:value-type="float" office:value="0.115276" calcext:value-type="float">
            <text:p>0.115276</text:p>
          </table:table-cell>
          <table:table-cell table:formula="of:=[.B8]+[.B13]+[.B18]+[.B23]+[.B33]" office:value-type="float" office:value="0.308459" calcext:value-type="float">
            <text:p>0.308459</text:p>
          </table:table-cell>
          <table:table-cell table:formula="of:=[.B9]+[.B14]+[.B19]+[.B24]+[.B34]" office:value-type="float" office:value="0.680963" calcext:value-type="float">
            <text:p>0.680963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compile, link, and start simulator)</text:p>
          </table:table-cell>
          <table:table-cell office:value-type="float" office:value="0.004721" calcext:value-type="float">
            <text:p>0.004721</text:p>
          </table:table-cell>
          <table:table-cell/>
          <table:table-cell office:value-type="string" calcext:value-type="string">
            <text:p>solving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15" calcext:value-type="float">
            <text:p>0.115</text:p>
          </table:table-cell>
          <table:table-cell office:value-type="float" office:value="0.202" calcext:value-type="float">
            <text:p>0.202</text:p>
          </table:table-cell>
          <table:table-cell office:value-type="float" office:value="0.342" calcext:value-type="float">
            <text:p>0.342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formula="of:=[.B35]" office:value-type="float" office:value="0.00002" calcext:value-type="float">
            <text:p>0.00002</text:p>
          </table:table-cell>
          <table:table-cell table:formula="of:=[.B36]" office:value-type="float" office:value="0.000032" calcext:value-type="float">
            <text:p>0.000032</text:p>
          </table:table-cell>
          <table:table-cell table:formula="of:=[.B37]" office:value-type="float" office:value="0.00007" calcext:value-type="float">
            <text:p>0.00007</text:p>
          </table:table-cell>
          <table:table-cell table:formula="of:=[.B38]" office:value-type="float" office:value="0.000057" calcext:value-type="float">
            <text:p>0.000057</text:p>
          </table:table-cell>
          <table:table-cell table:formula="of:=[.B39]" office:value-type="float" office:value="0.000072" calcext:value-type="float">
            <text:p>0.00007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02" calcext:value-type="float">
            <text:p>0.000102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2"/>
          <table:table-cell table:number-columns-repeated="101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472" calcext:value-type="float">
            <text:p>0.000472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" calcext:value-type="float">
            <text:p>0.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1" calcext:value-type="float">
            <text:p>0.25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4" calcext:value-type="float">
            <text:p>0.0001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68" calcext:value-type="float">
            <text:p>0.00016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227" calcext:value-type="float">
            <text:p>0.00022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24" calcext:value-type="float">
            <text:p>0.00002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22" calcext:value-type="float">
            <text:p>0.00002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31" calcext:value-type="float">
            <text:p>0.00003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38" calcext:value-type="float">
            <text:p>0.00003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44" calcext:value-type="float">
            <text:p>0.00004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9" calcext:value-type="float">
            <text:p>0.00001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8" calcext:value-type="float">
            <text:p>0.00001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25" calcext:value-type="float">
            <text:p>0.0000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3" calcext:value-type="float">
            <text:p>0.0000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34" calcext:value-type="float">
            <text:p>0.00003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4894" calcext:value-type="float">
            <text:p>0.00489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31741" calcext:value-type="float">
            <text:p>0.03174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115061" calcext:value-type="float">
            <text:p>0.11506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308199" calcext:value-type="float">
            <text:p>0.30819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68063" calcext:value-type="float">
            <text:p>0.6806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8049" calcext:value-type="float">
            <text:p>0.00804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51968" calcext:value-type="float">
            <text:p>0.05196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165158" calcext:value-type="float">
            <text:p>0.16515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36418" calcext:value-type="float">
            <text:p>0.3641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671125" calcext:value-type="float">
            <text:p>0.6711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" calcext:value-type="float">
            <text:p>0.000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6" calcext:value-type="float">
            <text:p>0.0000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9" calcext:value-type="float">
            <text:p>0.00001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24" calcext:value-type="float">
            <text:p>0.00002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28" calcext:value-type="float">
            <text:p>0.0000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2" calcext:value-type="float">
            <text:p>0.0000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32" calcext:value-type="float">
            <text:p>0.00003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7" calcext:value-type="float">
            <text:p>0.0000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57" calcext:value-type="float">
            <text:p>0.00005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72" calcext:value-type="float">
            <text:p>0.000072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4" table:base-cell-address="$miniml.$A$1" table:cell-range-address="$perm.$A$1:.$B$39"/>
        </table:named-expressions>
      </table:table>
      <table:table table:name="reverse" table:style-name="ta5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20" table:default-cell-style-name="Default"/>
        <table:table-row table:style-name="ro2">
          <table:table-cell office:value-type="string" calcext:value-type="string">
            <text:p>Column1</text:p>
          </table:table-cell>
          <table:table-cell office:value-type="string" calcext:value-type="string">
            <text:p>Column2</text:p>
          </table:table-cell>
          <table:table-cell/>
          <table:table-cell table:style-name="ce2" office:value-type="string" calcext:value-type="string">
            <text:p>Twelf</text:p>
          </table:table-cell>
          <table:table-cell table:number-columns-repeated="7"/>
          <table:table-cell table:style-name="ce2" office:value-type="string" calcext:value-type="string">
            <text:p>Tjtwelf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xecution Time(parse sig)</text:p>
          </table:table-cell>
          <table:table-cell office:value-type="float" office:value="0.000466" calcext:value-type="float">
            <text:p>0.000466</text:p>
          </table:table-cell>
          <table:table-cell/>
          <table:table-cell office:value-type="string" calcext:value-type="string">
            <text:p>parsing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up</text:p>
          </table:table-cell>
          <table:table-cell table:formula="of:=[.B2]+[.B3]+[.B4]" office:value-type="float" office:value="0.001235" calcext:value-type="float">
            <text:p>0.00123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xecution Time(translate signature)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ving</text:p>
          </table:table-cell>
          <table:table-cell table:formula="of:=[.B5]+[.B10]+[.B15]+[.B20]+[.B30]" office:value-type="float" office:value="0.000189" calcext:value-type="float">
            <text:p>0.000189</text:p>
          </table:table-cell>
          <table:table-cell table:formula="of:=[.B6]+[.B11]+[.B16]+[.B21]+[.B31]" office:value-type="float" office:value="0.000501" calcext:value-type="float">
            <text:p>0.000501</text:p>
          </table:table-cell>
          <table:table-cell table:formula="of:=[.B7]+[.B12]+[.B17]+[.B22]+[.B32]" office:value-type="float" office:value="0.001153" calcext:value-type="float">
            <text:p>0.001153</text:p>
          </table:table-cell>
          <table:table-cell table:formula="of:=[.B8]+[.B13]+[.B18]+[.B23]+[.B33]" office:value-type="float" office:value="0.002236" calcext:value-type="float">
            <text:p>0.002236</text:p>
          </table:table-cell>
          <table:table-cell table:formula="of:=[.B9]+[.B14]+[.B19]+[.B24]+[.B34]" office:value-type="float" office:value="0.003492" calcext:value-type="float">
            <text:p>0.00349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compile, link, and start simulator)</text:p>
          </table:table-cell>
          <table:table-cell office:value-type="float" office:value="0.000652" calcext:value-type="float">
            <text:p>0.000652</text:p>
          </table:table-cell>
          <table:table-cell/>
          <table:table-cell office:value-type="string" calcext:value-type="string">
            <text:p>solving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formula="of:=[.B35]" office:value-type="float" office:value="0.00003" calcext:value-type="float">
            <text:p>0.00003</text:p>
          </table:table-cell>
          <table:table-cell table:formula="of:=[.B36]" office:value-type="float" office:value="0.000025" calcext:value-type="float">
            <text:p>0.000025</text:p>
          </table:table-cell>
          <table:table-cell table:formula="of:=[.B37]" office:value-type="float" office:value="0.000039" calcext:value-type="float">
            <text:p>0.000039</text:p>
          </table:table-cell>
          <table:table-cell table:formula="of:=[.B38]" office:value-type="float" office:value="0.00005" calcext:value-type="float">
            <text:p>0.00005</text:p>
          </table:table-cell>
          <table:table-cell table:formula="of:=[.B39]" office:value-type="float" office:value="0.000056" calcext:value-type="float">
            <text:p>0.000056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9" calcext:value-type="float">
            <text:p>0.00009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8" calcext:value-type="float">
            <text:p>0.0000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09" calcext:value-type="float">
            <text:p>0.0000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arse query)</text:p>
          </table:table-cell>
          <table:table-cell office:value-type="float" office:value="0.000113" calcext:value-type="float">
            <text:p>0.0001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5" calcext:value-type="float">
            <text:p>0.00001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2" calcext:value-type="float">
            <text:p>0.0000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16" calcext:value-type="float">
            <text:p>0.0000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2" calcext:value-type="float">
            <text:p>0.0000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translate query)</text:p>
          </table:table-cell>
          <table:table-cell office:value-type="float" office:value="0.00004" calcext:value-type="float">
            <text:p>0.0000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6" calcext:value-type="float">
            <text:p>0.0000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8" calcext:value-type="float">
            <text:p>0.00001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17" calcext:value-type="float">
            <text:p>0.0000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23" calcext:value-type="float">
            <text:p>0.00002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et up simulator to solve query)</text:p>
          </table:table-cell>
          <table:table-cell office:value-type="float" office:value="0.000027" calcext:value-type="float">
            <text:p>0.00002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0087" calcext:value-type="float">
            <text:p>0.00008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0365" calcext:value-type="float">
            <text:p>0.00036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1028" calcext:value-type="float">
            <text:p>0.00102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2088" calcext:value-type="float">
            <text:p>0.00208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solve query)</text:p>
          </table:table-cell>
          <table:table-cell office:value-type="float" office:value="0.003295" calcext:value-type="float">
            <text:p>0.00329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0517" calcext:value-type="float">
            <text:p>0.0005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1745" calcext:value-type="float">
            <text:p>0.00174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06589" calcext:value-type="float">
            <text:p>0.00658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17004" calcext:value-type="float">
            <text:p>0.01700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build term)</text:p>
          </table:table-cell>
          <table:table-cell office:value-type="float" office:value="0.030919" calcext:value-type="float">
            <text:p>0.03091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07" calcext:value-type="float">
            <text:p>0.00000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08" calcext:value-type="float">
            <text:p>0.00000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2" calcext:value-type="float">
            <text:p>0.0000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5" calcext:value-type="float">
            <text:p>0.00001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invert term)</text:p>
          </table:table-cell>
          <table:table-cell office:value-type="float" office:value="0.000017" calcext:value-type="float">
            <text:p>0.00001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3" calcext:value-type="float">
            <text:p>0.0000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25" calcext:value-type="float">
            <text:p>0.0000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39" calcext:value-type="float">
            <text:p>0.00003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5" calcext:value-type="float">
            <text:p>0.00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ecution Time(print solution)</text:p>
          </table:table-cell>
          <table:table-cell office:value-type="float" office:value="0.000056" calcext:value-type="float">
            <text:p>0.000056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3" table:base-cell-address="$miniml.$A$1" table:cell-range-address="$reverse.$A$1:.$B$39"/>
        </table:named-expressions>
      </table:table>
      <table:table table:name="Sheet1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1018" table:default-cell-style-name="Default"/>
        <table:table-row table:style-name="ro2">
          <table:table-cell office:value-type="string" calcext:value-type="string">
            <text:p>Solving Tim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Twelf</text:p>
          </table:table-cell>
          <table:table-cell table:style-name="ce2" office:value-type="string" calcext:value-type="string">
            <text:p>Tjtwelf</text:p>
          </table:table-cell>
          <table:table-cell table:style-name="ce2" office:value-type="string" calcext:value-type="string">
            <text:p>ratio</text:p>
          </table:table-cell>
          <table:table-cell/>
          <table:table-cell office:value-type="string" calcext:value-type="string">
            <text:p>just solv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erse 1</text:p>
          </table:table-cell>
          <table:table-cell table:formula="of:=[$reverse.E4]" office:value-type="float" office:value="0" calcext:value-type="float">
            <text:p>0</text:p>
          </table:table-cell>
          <table:table-cell table:formula="of:=[$reverse.M3]" office:value-type="float" office:value="0.000189" calcext:value-type="float">
            <text:p>0.000189</text:p>
          </table:table-cell>
          <table:table-cell table:formula="of:=[.C3]/[.B3]" office:value-type="string" office:string-value="" calcext:value-type="error">
            <text:p>#DIV/0!</text:p>
          </table:table-cell>
          <table:table-cell/>
          <table:table-cell table:formula="of:=[$reverse.B20]" office:value-type="float" office:value="0.000087" calcext:value-type="float">
            <text:p>0.000087</text:p>
          </table:table-cell>
          <table:table-cell table:formula="of:=[.F3]/[.B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erse 2</text:p>
          </table:table-cell>
          <table:table-cell table:formula="of:=[$reverse.F4]" office:value-type="float" office:value="0.004" calcext:value-type="float">
            <text:p>0.004</text:p>
          </table:table-cell>
          <table:table-cell table:formula="of:=[$reverse.N3]" office:value-type="float" office:value="0.000501" calcext:value-type="float">
            <text:p>0.000501</text:p>
          </table:table-cell>
          <table:table-cell table:formula="of:=[.C4]/[.B4]" office:value-type="float" office:value="0.12525" calcext:value-type="float">
            <text:p>0.12525</text:p>
          </table:table-cell>
          <table:table-cell/>
          <table:table-cell table:formula="of:=[$reverse.B21]" office:value-type="float" office:value="0.000365" calcext:value-type="float">
            <text:p>0.000365</text:p>
          </table:table-cell>
          <table:table-cell table:formula="of:=[.F4]/[.B4]" office:value-type="float" office:value="0.09125" calcext:value-type="float">
            <text:p>0.09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erse 3</text:p>
          </table:table-cell>
          <table:table-cell table:formula="of:=[$reverse.G4]" office:value-type="float" office:value="0.005" calcext:value-type="float">
            <text:p>0.005</text:p>
          </table:table-cell>
          <table:table-cell table:formula="of:=[$reverse.O3]" office:value-type="float" office:value="0.001153" calcext:value-type="float">
            <text:p>0.001153</text:p>
          </table:table-cell>
          <table:table-cell table:formula="of:=[.C5]/[.B5]" office:value-type="float" office:value="0.2306" calcext:value-type="float">
            <text:p>0.2306</text:p>
          </table:table-cell>
          <table:table-cell/>
          <table:table-cell table:formula="of:=[$reverse.B22]" office:value-type="float" office:value="0.001028" calcext:value-type="float">
            <text:p>0.001028</text:p>
          </table:table-cell>
          <table:table-cell table:formula="of:=[.F5]/[.B5]" office:value-type="float" office:value="0.2056" calcext:value-type="float">
            <text:p>0.2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erse 4</text:p>
          </table:table-cell>
          <table:table-cell table:formula="of:=[$reverse.H4]" office:value-type="float" office:value="0.008" calcext:value-type="float">
            <text:p>0.008</text:p>
          </table:table-cell>
          <table:table-cell table:formula="of:=[$reverse.P3]" office:value-type="float" office:value="0.002236" calcext:value-type="float">
            <text:p>0.002236</text:p>
          </table:table-cell>
          <table:table-cell table:formula="of:=[.C6]/[.B6]" office:value-type="float" office:value="0.2795" calcext:value-type="float">
            <text:p>0.2795</text:p>
          </table:table-cell>
          <table:table-cell/>
          <table:table-cell table:formula="of:=[$reverse.B23]" office:value-type="float" office:value="0.002088" calcext:value-type="float">
            <text:p>0.002088</text:p>
          </table:table-cell>
          <table:table-cell table:formula="of:=[.F6]/[.B6]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erse 5</text:p>
          </table:table-cell>
          <table:table-cell table:formula="of:=[$reverse.I4]" office:value-type="float" office:value="0.012" calcext:value-type="float">
            <text:p>0.012</text:p>
          </table:table-cell>
          <table:table-cell table:formula="of:=[$reverse.Q3]" office:value-type="float" office:value="0.003492" calcext:value-type="float">
            <text:p>0.003492</text:p>
          </table:table-cell>
          <table:table-cell table:formula="of:=[.C7]/[.B7]" office:value-type="float" office:value="0.291" calcext:value-type="float">
            <text:p>0.291</text:p>
          </table:table-cell>
          <table:table-cell/>
          <table:table-cell table:formula="of:=[$reverse.B24]" office:value-type="float" office:value="0.003295" calcext:value-type="float">
            <text:p>0.003295</text:p>
          </table:table-cell>
          <table:table-cell table:formula="of:=[.F7]/[.B7]" office:value-type="float" office:value="0.274583333333333" calcext:value-type="float">
            <text:p>0.27458333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niml 1</text:p>
          </table:table-cell>
          <table:table-cell table:formula="of:=[$miniml.E4]" office:value-type="float" office:value="0.001" calcext:value-type="float">
            <text:p>0.001</text:p>
          </table:table-cell>
          <table:table-cell table:formula="of:=[$miniml.M3]" office:value-type="float" office:value="0.000664" calcext:value-type="float">
            <text:p>0.000664</text:p>
          </table:table-cell>
          <table:table-cell table:formula="of:=[.C8]/[.B8]" office:value-type="float" office:value="0.664" calcext:value-type="float">
            <text:p>0.664</text:p>
          </table:table-cell>
          <table:table-cell/>
          <table:table-cell table:formula="of:=[$miniml.B20]" office:value-type="float" office:value="0.000582" calcext:value-type="float">
            <text:p>0.000582</text:p>
          </table:table-cell>
          <table:table-cell table:formula="of:=[.F8]/[.B8]" office:value-type="float" office:value="0.582" calcext:value-type="float">
            <text:p>0.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 2</text:p>
          </table:table-cell>
          <table:table-cell table:formula="of:=[$miniml.F4]" office:value-type="float" office:value="0.005" calcext:value-type="float">
            <text:p>0.005</text:p>
          </table:table-cell>
          <table:table-cell table:formula="of:=[$miniml.N3]" office:value-type="float" office:value="0.001572" calcext:value-type="float">
            <text:p>0.001572</text:p>
          </table:table-cell>
          <table:table-cell table:formula="of:=[.C9]/[.B9]" office:value-type="float" office:value="0.3144" calcext:value-type="float">
            <text:p>0.3144</text:p>
          </table:table-cell>
          <table:table-cell/>
          <table:table-cell table:formula="of:=[$miniml.B21]" office:value-type="float" office:value="0.001476" calcext:value-type="float">
            <text:p>0.001476</text:p>
          </table:table-cell>
          <table:table-cell table:formula="of:=[.F9]/[.B9]" office:value-type="float" office:value="0.2952" calcext:value-type="float">
            <text:p>0.2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 3</text:p>
          </table:table-cell>
          <table:table-cell table:formula="of:=[$miniml.G4]" office:value-type="float" office:value="0.009" calcext:value-type="float">
            <text:p>0.009</text:p>
          </table:table-cell>
          <table:table-cell table:formula="of:=[$miniml.O3]" office:value-type="float" office:value="0.002887" calcext:value-type="float">
            <text:p>0.002887</text:p>
          </table:table-cell>
          <table:table-cell table:formula="of:=[.C10]/[.B10]" office:value-type="float" office:value="0.320777777777778" calcext:value-type="float">
            <text:p>0.3207777778</text:p>
          </table:table-cell>
          <table:table-cell/>
          <table:table-cell table:formula="of:=[$miniml.B22]" office:value-type="float" office:value="0.002795" calcext:value-type="float">
            <text:p>0.002795</text:p>
          </table:table-cell>
          <table:table-cell table:formula="of:=[.F10]/[.B10]" office:value-type="float" office:value="0.310555555555556" calcext:value-type="float">
            <text:p>0.310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 4</text:p>
          </table:table-cell>
          <table:table-cell table:formula="of:=[$miniml.H4]" office:value-type="float" office:value="0.015" calcext:value-type="float">
            <text:p>0.015</text:p>
          </table:table-cell>
          <table:table-cell table:formula="of:=[$miniml.P3]" office:value-type="float" office:value="0.004322" calcext:value-type="float">
            <text:p>0.004322</text:p>
          </table:table-cell>
          <table:table-cell table:formula="of:=[.C11]/[.B11]" office:value-type="float" office:value="0.288133333333333" calcext:value-type="float">
            <text:p>0.2881333333</text:p>
          </table:table-cell>
          <table:table-cell/>
          <table:table-cell table:formula="of:=[$miniml.B23]" office:value-type="float" office:value="0.00421" calcext:value-type="float">
            <text:p>0.00421</text:p>
          </table:table-cell>
          <table:table-cell table:formula="of:=[.F11]/[.B11]" office:value-type="float" office:value="0.280666666666667" calcext:value-type="float">
            <text:p>0.280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 5</text:p>
          </table:table-cell>
          <table:table-cell table:formula="of:=[$miniml.I4]" office:value-type="float" office:value="0.018" calcext:value-type="float">
            <text:p>0.018</text:p>
          </table:table-cell>
          <table:table-cell table:formula="of:=[$miniml.Q3]" office:value-type="float" office:value="0.005975" calcext:value-type="float">
            <text:p>0.005975</text:p>
          </table:table-cell>
          <table:table-cell table:formula="of:=[.C12]/[.B12]" office:value-type="float" office:value="0.331944444444444" calcext:value-type="float">
            <text:p>0.3319444444</text:p>
          </table:table-cell>
          <table:table-cell/>
          <table:table-cell table:formula="of:=[$miniml.B24]" office:value-type="float" office:value="0.005849" calcext:value-type="float">
            <text:p>0.005849</text:p>
          </table:table-cell>
          <table:table-cell table:formula="of:=[.F12]/[.B12]" office:value-type="float" office:value="0.324944444444444" calcext:value-type="float">
            <text:p>0.324944444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iniml-typed 1</text:p>
          </table:table-cell>
          <table:table-cell table:formula="of:=[$minimltyped.E4]" office:value-type="float" office:value="0.036" calcext:value-type="float">
            <text:p>0.036</text:p>
          </table:table-cell>
          <table:table-cell table:formula="of:=[$minimltyped.M3]" office:value-type="float" office:value="0.02116" calcext:value-type="float">
            <text:p>0.02116</text:p>
          </table:table-cell>
          <table:table-cell table:formula="of:=[.C13]/[.B13]" office:value-type="float" office:value="0.587777777777778" calcext:value-type="float">
            <text:p>0.5877777778</text:p>
          </table:table-cell>
          <table:table-cell/>
          <table:table-cell table:formula="of:=[$minimltyped.B17]" office:value-type="float" office:value="0.020937" calcext:value-type="float">
            <text:p>0.020937</text:p>
          </table:table-cell>
          <table:table-cell table:formula="of:=[.F13]/[.B13]" office:value-type="float" office:value="0.581583333333333" calcext:value-type="float">
            <text:p>0.58158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-typed 2</text:p>
          </table:table-cell>
          <table:table-cell table:formula="of:=[$minimltyped.F4]" office:value-type="float" office:value="0.128" calcext:value-type="float">
            <text:p>0.128</text:p>
          </table:table-cell>
          <table:table-cell table:formula="of:=[$minimltyped.N3]" office:value-type="float" office:value="0.07432" calcext:value-type="float">
            <text:p>0.07432</text:p>
          </table:table-cell>
          <table:table-cell table:formula="of:=[.C14]/[.B14]" office:value-type="float" office:value="0.580625" calcext:value-type="float">
            <text:p>0.580625</text:p>
          </table:table-cell>
          <table:table-cell/>
          <table:table-cell table:formula="of:=[$minimltyped.B18]" office:value-type="float" office:value="0.072349" calcext:value-type="float">
            <text:p>0.072349</text:p>
          </table:table-cell>
          <table:table-cell table:formula="of:=[.F14]/[.B14]" office:value-type="float" office:value="0.5652265625" calcext:value-type="float">
            <text:p>0.565226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-typed 3</text:p>
          </table:table-cell>
          <table:table-cell table:formula="of:=[$minimltyped.G4]" office:value-type="float" office:value="0.271" calcext:value-type="float">
            <text:p>0.271</text:p>
          </table:table-cell>
          <table:table-cell table:formula="of:=[$minimltyped.O3]" office:value-type="float" office:value="0.183451" calcext:value-type="float">
            <text:p>0.183451</text:p>
          </table:table-cell>
          <table:table-cell table:formula="of:=[.C15]/[.B15]" office:value-type="float" office:value="0.676940959409594" calcext:value-type="float">
            <text:p>0.6769409594</text:p>
          </table:table-cell>
          <table:table-cell/>
          <table:table-cell table:formula="of:=[$minimltyped.B19]" office:value-type="float" office:value="0.181402" calcext:value-type="float">
            <text:p>0.181402</text:p>
          </table:table-cell>
          <table:table-cell table:formula="of:=[.F15]/[.B15]" office:value-type="float" office:value="0.669380073800738" calcext:value-type="float">
            <text:p>0.6693800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l-typed 4</text:p>
          </table:table-cell>
          <table:table-cell table:formula="of:=[$minimltyped.H4]" office:value-type="float" office:value="0.387" calcext:value-type="float">
            <text:p>0.387</text:p>
          </table:table-cell>
          <table:table-cell table:formula="of:=[$minimltyped.P3]" office:value-type="float" office:value="0.373657" calcext:value-type="float">
            <text:p>0.373657</text:p>
          </table:table-cell>
          <table:table-cell table:formula="of:=[.C16]/[.B16]" office:value-type="float" office:value="0.96552196382429" calcext:value-type="float">
            <text:p>0.9655219638</text:p>
          </table:table-cell>
          <table:table-cell/>
          <table:table-cell table:formula="of:=[$minimltyped.B20]" office:value-type="float" office:value="0.372285" calcext:value-type="float">
            <text:p>0.372285</text:p>
          </table:table-cell>
          <table:table-cell table:formula="of:=[.F16]/[.B16]" office:value-type="float" office:value="0.961976744186047" calcext:value-type="float">
            <text:p>0.961976744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erm 1</text:p>
          </table:table-cell>
          <table:table-cell table:formula="of:=[$perm.E4]" office:value-type="float" office:value="0.011" calcext:value-type="float">
            <text:p>0.011</text:p>
          </table:table-cell>
          <table:table-cell table:formula="of:=[$perm.M3]" office:value-type="float" office:value="0.005049" calcext:value-type="float">
            <text:p>0.005049</text:p>
          </table:table-cell>
          <table:table-cell table:formula="of:=[.C17]/[.B17]" office:value-type="float" office:value="0.459" calcext:value-type="float">
            <text:p>0.459</text:p>
          </table:table-cell>
          <table:table-cell/>
          <table:table-cell table:formula="of:=[$perm.B20]" office:value-type="float" office:value="0.004894" calcext:value-type="float">
            <text:p>0.004894</text:p>
          </table:table-cell>
          <table:table-cell table:formula="of:=[.F17]/[.B17]" office:value-type="float" office:value="0.444909090909091" calcext:value-type="float">
            <text:p>0.4449090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m 2</text:p>
          </table:table-cell>
          <table:table-cell table:formula="of:=[$perm.F4]" office:value-type="float" office:value="0.047" calcext:value-type="float">
            <text:p>0.047</text:p>
          </table:table-cell>
          <table:table-cell table:formula="of:=[$perm.N3]" office:value-type="float" office:value="0.032269" calcext:value-type="float">
            <text:p>0.032269</text:p>
          </table:table-cell>
          <table:table-cell table:formula="of:=[.C18]/[.B18]" office:value-type="float" office:value="0.686574468085106" calcext:value-type="float">
            <text:p>0.6865744681</text:p>
          </table:table-cell>
          <table:table-cell/>
          <table:table-cell table:formula="of:=[$perm.B21]" office:value-type="float" office:value="0.031741" calcext:value-type="float">
            <text:p>0.031741</text:p>
          </table:table-cell>
          <table:table-cell table:formula="of:=[.F18]/[.B18]" office:value-type="float" office:value="0.675340425531915" calcext:value-type="float">
            <text:p>0.6753404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m 3</text:p>
          </table:table-cell>
          <table:table-cell table:formula="of:=[$perm.G4]" office:value-type="float" office:value="0.115" calcext:value-type="float">
            <text:p>0.115</text:p>
          </table:table-cell>
          <table:table-cell table:formula="of:=[$perm.O3]" office:value-type="float" office:value="0.115276" calcext:value-type="float">
            <text:p>0.115276</text:p>
          </table:table-cell>
          <table:table-cell table:formula="of:=[.C19]/[.B19]" office:value-type="float" office:value="1.0024" calcext:value-type="float">
            <text:p>1.0024</text:p>
          </table:table-cell>
          <table:table-cell/>
          <table:table-cell table:formula="of:=[$perm.B22]" office:value-type="float" office:value="0.115061" calcext:value-type="float">
            <text:p>0.115061</text:p>
          </table:table-cell>
          <table:table-cell table:formula="of:=[.F19]/[.B19]" office:value-type="float" office:value="1.00053043478261" calcext:value-type="float">
            <text:p>1.0005304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m 4</text:p>
          </table:table-cell>
          <table:table-cell table:formula="of:=[$perm.H4]" office:value-type="float" office:value="0.202" calcext:value-type="float">
            <text:p>0.202</text:p>
          </table:table-cell>
          <table:table-cell table:formula="of:=[$perm.P3]" office:value-type="float" office:value="0.308459" calcext:value-type="float">
            <text:p>0.308459</text:p>
          </table:table-cell>
          <table:table-cell table:formula="of:=[.C20]/[.B20]" office:value-type="float" office:value="1.52702475247525" calcext:value-type="float">
            <text:p>1.5270247525</text:p>
          </table:table-cell>
          <table:table-cell/>
          <table:table-cell table:formula="of:=[$perm.B23]" office:value-type="float" office:value="0.308199" calcext:value-type="float">
            <text:p>0.308199</text:p>
          </table:table-cell>
          <table:table-cell table:formula="of:=[.F20]/[.B20]" office:value-type="float" office:value="1.52573762376238" calcext:value-type="float">
            <text:p>1.5257376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m 5</text:p>
          </table:table-cell>
          <table:table-cell table:formula="of:=[$perm.I4]" office:value-type="float" office:value="0.342" calcext:value-type="float">
            <text:p>0.342</text:p>
          </table:table-cell>
          <table:table-cell table:formula="of:=[$perm.Q3]" office:value-type="float" office:value="0.680963" calcext:value-type="float">
            <text:p>0.680963</text:p>
          </table:table-cell>
          <table:table-cell table:formula="of:=[.C21]/[.B21]" office:value-type="float" office:value="1.99111988304094" calcext:value-type="float">
            <text:p>1.991119883</text:p>
          </table:table-cell>
          <table:table-cell/>
          <table:table-cell table:formula="of:=[$perm.B24]" office:value-type="float" office:value="0.68063" calcext:value-type="float">
            <text:p>0.68063</text:p>
          </table:table-cell>
          <table:table-cell table:formula="of:=[.F21]/[.B21]" office:value-type="float" office:value="1.99014619883041" calcext:value-type="float">
            <text:p>1.9901461988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incllPerm_tjtwelf__2" table:target-range-address="perm.A1:perm.B39" table:display-filter-buttons="true"/>
        <table:database-range table:name="miniml_tjtwelf__2" table:target-range-address="miniml.A1:miniml.B39" table:display-filter-buttons="true"/>
        <table:database-range table:name="miniml_typed_tjtwelf__2" table:target-range-address="minimltyped.A1:minimltyped.B32" table:display-filter-buttons="true"/>
        <table:database-range table:name="reverse_tjtwelf__2" table:target-range-address="reverse.A1:reverse.B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erse" style:display-name="PageStyle_rever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ml" style:display-name="PageStyle_minim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imltyped" style:display-name="PageStyle_minimltyp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" style:display-name="PageStyle_pe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ffalina</meta:initial-creator>
    <meta:print-date>2018-03-08T06:04:41</meta:print-date>
    <meta:creation-date>2018-03-08T05:14:51</meta:creation-date>
    <dc:date>2018-03-09T17:48:03.129090432</dc:date>
    <meta:generator>LibreOffice/5.1.6.2$Linux_X86_64 LibreOffice_project/10m0$Build-2</meta:generator>
    <meta:editing-duration>P1DT1H22M27S</meta:editing-duration>
    <meta:editing-cycles>3</meta:editing-cycles>
    <meta:document-statistic meta:table-count="6" meta:cell-count="7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